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14pt" fo:font-weight="normal" style:font-name-asian="Calibri2" style:font-size-asian="14pt" style:font-weight-asian="normal" style:font-name-complex="Calibri2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style:font-name="Calibri" fo:font-size="14pt" fo:font-weight="bold" style:font-name-asian="Calibri2" style:font-size-asian="14pt" style:font-weight-asian="bold" style:font-name-complex="Calibri2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style:font-name="Calibri" fo:font-weight="normal" style:font-name-asian="Calibri2" style:font-weight-asian="normal" style:font-name-complex="Calibri2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officeooo:paragraph-rsid="0048b00b"/>
    </style:style>
    <style:style style:name="P5" style:family="paragraph" style:parent-style-name="Preformatted_20_Text">
      <style:paragraph-properties fo:margin-top="0cm" fo:margin-bottom="0.051cm" loext:contextual-spacing="false" fo:line-height="0.512cm"/>
      <style:text-properties officeooo:paragraph-rsid="004a7638"/>
    </style:style>
    <style:style style:name="P6" style:family="paragraph" style:parent-style-name="Preformatted_20_Text">
      <style:paragraph-properties fo:margin-top="0cm" fo:margin-bottom="0.051cm" loext:contextual-spacing="false" fo:line-height="0.512cm"/>
      <style:text-properties officeooo:paragraph-rsid="005c281b"/>
    </style:style>
    <style:style style:name="P7" style:family="paragraph" style:parent-style-name="Preformatted_20_Text">
      <style:paragraph-properties fo:margin-top="0cm" fo:margin-bottom="0.051cm" loext:contextual-spacing="false" fo:line-height="0.512cm"/>
      <style:text-properties officeooo:paragraph-rsid="005da46c"/>
    </style:style>
    <style:style style:name="P8" style:family="paragraph" style:parent-style-name="Preformatted_20_Text">
      <style:paragraph-properties fo:margin-top="0cm" fo:margin-bottom="0.051cm" loext:contextual-spacing="false" fo:line-height="0.512cm"/>
      <style:text-properties officeooo:paragraph-rsid="005e9f2f"/>
    </style:style>
    <style:style style:name="P9" style:family="paragraph" style:parent-style-name="Preformatted_20_Text">
      <style:paragraph-properties fo:margin-top="0cm" fo:margin-bottom="0.051cm" loext:contextual-spacing="false" fo:line-height="0.512cm"/>
      <style:text-properties officeooo:paragraph-rsid="0060750f"/>
    </style:style>
    <style:style style:name="P10" style:family="paragraph" style:parent-style-name="Preformatted_20_Text">
      <style:paragraph-properties fo:margin-top="0cm" fo:margin-bottom="0.051cm" loext:contextual-spacing="false" fo:line-height="0.512cm"/>
      <style:text-properties style:font-name="Calibri" fo:font-size="12pt" fo:font-weight="normal" officeooo:paragraph-rsid="0026ec8b" style:font-name-asian="Calibri2" style:font-size-asian="12pt" style:font-weight-asian="normal" style:font-name-complex="Calibri2"/>
    </style:style>
    <style:style style:name="P11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normal" officeooo:paragraph-rsid="0023c432" style:font-name-asian="Calibri2" style:font-weight-asian="normal" style:font-name-complex="Calibri2"/>
    </style:style>
    <style:style style:name="P12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bold" officeooo:rsid="0013ab83" officeooo:paragraph-rsid="0049b6db" style:font-name-asian="Calibri2" style:font-weight-asian="bold" style:font-name-complex="Calibri2" style:font-weight-complex="bold"/>
    </style:style>
    <style:style style:name="P13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bold" officeooo:rsid="0013ab83" officeooo:paragraph-rsid="0013ab83" style:font-name-asian="Calibri2" style:font-weight-asian="bold" style:font-name-complex="Calibri2" style:font-weight-complex="bold"/>
    </style:style>
    <style:style style:name="P14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bold" officeooo:paragraph-rsid="0013ab83" style:font-name-asian="Calibri2" style:font-weight-asian="bold" style:font-name-complex="Calibri2"/>
    </style:style>
    <style:style style:name="P15" style:family="paragraph" style:parent-style-name="Preformatted_20_Text">
      <style:paragraph-properties fo:margin-top="0cm" fo:margin-bottom="0.051cm" loext:contextual-spacing="false" fo:line-height="100%"/>
      <style:text-properties style:font-name="Calibri" fo:font-size="10pt" fo:font-weight="bold" officeooo:rsid="0013ab83" officeooo:paragraph-rsid="0013ab83" style:font-name-asian="Calibri2" style:font-size-asian="10pt" style:font-weight-asian="bold" style:font-name-complex="Calibri2" style:font-size-complex="10pt" style:font-weight-complex="bold"/>
    </style:style>
    <style:style style:name="P16" style:family="paragraph" style:parent-style-name="Preformatted_20_Text">
      <style:paragraph-properties fo:margin-top="0cm" fo:margin-bottom="0.051cm" loext:contextual-spacing="false" fo:line-height="100%"/>
      <style:text-properties officeooo:paragraph-rsid="0013ab83"/>
    </style:style>
    <style:style style:name="P17" style:family="paragraph" style:parent-style-name="Preformatted_20_Text">
      <style:paragraph-properties fo:margin-left="0cm" fo:margin-right="-0.801cm" fo:line-height="0.512cm" fo:text-indent="0cm" style:auto-text-indent="false"/>
      <style:text-properties style:font-name="Calibri" fo:font-size="14pt" fo:font-style="normal" fo:font-weight="bold" style:font-name-asian="Calibri2" style:font-size-asian="14pt" style:font-style-asian="normal" style:font-weight-asian="bold" style:font-name-complex="Calibri2"/>
    </style:style>
    <style:style style:name="P18" style:family="paragraph" style:parent-style-name="Preformatted_20_Text">
      <style:paragraph-properties fo:margin-left="0cm" fo:margin-right="-0.801cm" fo:margin-top="0cm" fo:margin-bottom="0cm" loext:contextual-spacing="false" fo:line-height="0.512cm" fo:text-indent="0cm" style:auto-text-indent="false"/>
    </style:style>
    <style:style style:name="P19" style:family="paragraph" style:parent-style-name="Preformatted_20_Text">
      <style:paragraph-properties fo:margin-left="0cm" fo:margin-right="-0.801cm" fo:margin-top="0cm" fo:margin-bottom="0cm" loext:contextual-spacing="false" fo:line-height="0.512cm" fo:text-indent="0cm" style:auto-text-indent="false"/>
      <style:text-properties officeooo:paragraph-rsid="0062d242"/>
    </style:style>
    <style:style style:name="P20" style:family="paragraph" style:parent-style-name="Preformatted_20_Text">
      <style:text-properties style:font-name="Calibri1" fo:font-size="10pt" style:font-size-asian="10pt" style:font-size-complex="10pt"/>
    </style:style>
    <style:style style:name="P21" style:family="paragraph" style:parent-style-name="Standard" style:master-page-name="Standard">
      <style:paragraph-properties fo:margin-top="0cm" fo:margin-bottom="0.353cm" loext:contextual-spacing="false" fo:line-height="115%" fo:text-align="center" style:justify-single-word="false" style:page-number="auto">
        <style:tab-stops>
          <style:tab-stop style:position="15.529cm"/>
        </style:tab-stops>
      </style:paragraph-properties>
      <style:text-properties style:font-name="Calibri" fo:font-size="18pt" fo:font-weight="bold" style:font-name-asian="Calibri2" style:font-size-asian="18pt" style:font-weight-asian="bold" style:font-name-complex="Calibri2"/>
    </style:style>
    <style:style style:name="P22" style:family="paragraph" style:parent-style-name="Standard">
      <style:paragraph-properties fo:margin-top="0cm" fo:margin-bottom="0.051cm" loext:contextual-spacing="false" fo:line-height="0.512cm"/>
      <style:text-properties style:font-name="Calibri" fo:font-size="12pt" officeooo:paragraph-rsid="0060750f" style:font-size-asian="12pt"/>
    </style:style>
    <style:style style:name="P23" style:family="paragraph" style:parent-style-name="Preformatted_20_Text">
      <style:paragraph-properties fo:margin-top="0cm" fo:margin-bottom="0.051cm" loext:contextual-spacing="false" fo:line-height="0.512cm"/>
      <style:text-properties style:font-name="Calibri" fo:font-size="12pt" fo:font-weight="normal" officeooo:rsid="005c281b" officeooo:paragraph-rsid="005c281b" style:font-name-asian="Calibri2" style:font-size-asian="12pt" style:font-weight-asian="normal" style:font-name-complex="Calibri2"/>
    </style:style>
    <style:style style:name="P24" style:family="paragraph" style:parent-style-name="Preformatted_20_Text">
      <style:paragraph-properties fo:margin-top="0cm" fo:margin-bottom="0.051cm" loext:contextual-spacing="false" fo:line-height="0.512cm"/>
      <style:text-properties style:font-name="Calibri" fo:font-size="12pt" fo:font-weight="normal" officeooo:rsid="005c281b" officeooo:paragraph-rsid="005da46c" style:font-name-asian="Calibri2" style:font-size-asian="12pt" style:font-weight-asian="normal" style:font-name-complex="Calibri2"/>
    </style:style>
    <style:style style:name="P25" style:family="paragraph" style:parent-style-name="Preformatted_20_Text">
      <style:paragraph-properties fo:margin-top="0cm" fo:margin-bottom="0.051cm" loext:contextual-spacing="false" fo:line-height="0.512cm"/>
      <style:text-properties style:font-name="Calibri" fo:font-size="12pt" fo:font-weight="normal" officeooo:rsid="005c281b" officeooo:paragraph-rsid="005e9f2f" style:font-name-asian="Calibri2" style:font-size-asian="12pt" style:font-weight-asian="normal" style:font-name-complex="Calibri2"/>
    </style:style>
    <style:style style:name="P26" style:family="paragraph" style:parent-style-name="Preformatted_20_Text">
      <style:paragraph-properties fo:margin-left="0cm" fo:margin-right="-0.801cm" fo:margin-top="0cm" fo:margin-bottom="0cm" loext:contextual-spacing="false" fo:line-height="0.512cm" fo:text-indent="0cm" style:auto-text-indent="false"/>
      <style:text-properties style:font-name="Calibri" fo:font-size="12pt" fo:font-style="italic" fo:font-weight="normal" officeooo:rsid="004ce79f" style:font-name-asian="Calibri2" style:font-size-asian="12pt" style:font-style-asian="italic" style:font-weight-asian="normal" style:font-name-complex="Calibri2" style:font-style-complex="italic" style:font-weight-complex="normal"/>
    </style:style>
    <style:style style:name="T1" style:family="text">
      <style:text-properties style:font-name="Calibri" fo:font-weight="normal" style:font-name-asian="Calibri2" style:font-weight-asian="normal" style:font-name-complex="Calibri2"/>
    </style:style>
    <style:style style:name="T2" style:family="text">
      <style:text-properties style:font-name="Calibri" fo:font-weight="normal" officeooo:rsid="0013ab83" style:font-name-asian="Calibri2" style:font-weight-asian="normal" style:font-name-complex="Calibri2" style:font-weight-complex="normal"/>
    </style:style>
    <style:style style:name="T3" style:family="text">
      <style:text-properties style:font-name="Calibri" fo:font-weight="normal" officeooo:rsid="00532e93" style:font-name-asian="Calibri2" style:font-weight-asian="normal" style:font-name-complex="Calibri2"/>
    </style:style>
    <style:style style:name="T4" style:family="text">
      <style:text-properties style:font-name="Calibri" fo:font-size="12pt" fo:font-weight="bold" style:font-name-asian="Calibri2" style:font-size-asian="12pt" style:font-weight-asian="bold" style:font-name-complex="Calibri2"/>
    </style:style>
    <style:style style:name="T5" style:family="text">
      <style:text-properties style:font-name="Calibri" fo:font-size="12pt" fo:font-weight="bold" style:font-name-asian="Calibri2" style:font-size-asian="12pt" style:font-weight-asian="bold" style:font-name-complex="Calibri2" style:font-weight-complex="bold"/>
    </style:style>
    <style:style style:name="T6" style:family="text">
      <style:text-properties style:font-name="Calibri" fo:font-size="12pt" fo:font-weight="bold" officeooo:rsid="005c281b" style:font-name-asian="Calibri2" style:font-size-asian="12pt" style:font-weight-asian="bold" style:font-name-complex="Calibri2" style:font-weight-complex="bold"/>
    </style:style>
    <style:style style:name="T7" style:family="text">
      <style:text-properties style:font-name="Calibri" fo:font-size="12pt" fo:font-weight="bold" officeooo:rsid="005c281b" style:font-name-asian="Calibri2" style:font-size-asian="12pt" style:font-weight-asian="bold" style:font-name-complex="Calibri2"/>
    </style:style>
    <style:style style:name="T8" style:family="text">
      <style:text-properties style:font-name="Calibri" fo:font-size="12pt" fo:font-weight="normal" style:font-name-asian="Calibri2" style:font-size-asian="12pt" style:font-weight-asian="normal" style:font-name-complex="Calibri2"/>
    </style:style>
    <style:style style:name="T9" style:family="text">
      <style:text-properties style:font-name="Calibri" fo:font-size="12pt" fo:font-weight="normal" officeooo:rsid="005c281b" style:font-name-asian="Calibri2" style:font-size-asian="12pt" style:font-weight-asian="normal" style:font-name-complex="Calibri2"/>
    </style:style>
    <style:style style:name="T10" style:family="text">
      <style:text-properties style:font-name="Calibri" fo:font-size="12pt" fo:font-weight="normal" officeooo:rsid="005da46c" style:font-name-asian="Calibri2" style:font-size-asian="12pt" style:font-weight-asian="normal" style:font-name-complex="Calibri2"/>
    </style:style>
    <style:style style:name="T11" style:family="text">
      <style:text-properties style:font-name="Calibri" fo:font-size="12pt" fo:font-weight="normal" officeooo:rsid="005e9f2f" style:font-name-asian="Calibri2" style:font-size-asian="12pt" style:font-weight-asian="normal" style:font-name-complex="Calibri2"/>
    </style:style>
    <style:style style:name="T12" style:family="text">
      <style:text-properties style:font-name="Calibri" fo:font-size="12pt" fo:font-weight="normal" officeooo:rsid="006cf771" style:font-name-asian="Calibri2" style:font-size-asian="12pt" style:font-weight-asian="normal" style:font-name-complex="Calibri2"/>
    </style:style>
    <style:style style:name="T13" style:family="text">
      <style:text-properties style:font-name="Calibri" fo:font-size="12pt" fo:font-weight="normal" officeooo:rsid="006e2969" style:font-name-asian="Calibri2" style:font-size-asian="12pt" style:font-weight-asian="normal" style:font-name-complex="Calibri2"/>
    </style:style>
    <style:style style:name="T14" style:family="text">
      <style:text-properties style:font-name="Calibri" fo:font-size="12pt" fo:font-weight="normal" officeooo:rsid="006f15c2" style:font-name-asian="Calibri2" style:font-size-asian="12pt" style:font-weight-asian="normal" style:font-name-complex="Calibri2"/>
    </style:style>
    <style:style style:name="T15" style:family="text">
      <style:text-properties style:font-name="Calibri" fo:font-size="12pt" fo:font-weight="normal" officeooo:rsid="00708918" style:font-name-asian="Calibri2" style:font-size-asian="12pt" style:font-weight-asian="normal" style:font-name-complex="Calibri2"/>
    </style:style>
    <style:style style:name="T16" style:family="text">
      <style:text-properties style:font-name="Calibri" fo:font-size="12pt" fo:font-style="normal" fo:font-weight="normal" officeooo:rsid="006e2969" style:font-name-asian="Calibri2" style:font-size-asian="12pt" style:font-style-asian="normal" style:font-weight-asian="normal" style:font-name-complex="Calibri2" style:font-style-complex="normal"/>
    </style:style>
    <style:style style:name="T17" style:family="text">
      <style:text-properties style:font-name="Calibri" fo:font-size="12pt" fo:font-style="italic" fo:font-weight="normal" officeooo:rsid="006e2969" style:font-name-asian="Calibri2" style:font-size-asian="12pt" style:font-style-asian="italic" style:font-weight-asian="normal" style:font-name-complex="Calibri2" style:font-style-complex="italic"/>
    </style:style>
    <style:style style:name="T18" style:family="text">
      <style:text-properties style:font-name="Calibri" style:text-underline-style="none" fo:font-weight="bold" officeooo:rsid="0013ab83" style:font-name-asian="Calibri2" style:font-weight-asian="bold" style:font-name-complex="Calibri2" style:font-weight-complex="bold"/>
    </style:style>
    <style:style style:name="T19" style:family="text">
      <style:text-properties officeooo:rsid="0013ab83" style:font-weight-complex="bold"/>
    </style:style>
    <style:style style:name="T20" style:family="text">
      <style:text-properties officeooo:rsid="004fcd7e"/>
    </style:style>
    <style:style style:name="T21" style:family="text">
      <style:text-properties officeooo:rsid="0051378a"/>
    </style:style>
    <style:style style:name="T22" style:family="text">
      <style:text-properties officeooo:rsid="00550330"/>
    </style:style>
    <style:style style:name="T23" style:family="text">
      <style:text-properties officeooo:rsid="005a6f52"/>
    </style:style>
    <style:style style:name="T24" style:family="text">
      <style:text-properties style:font-name="Calibri1" fo:font-size="12pt" style:font-size-asian="12pt" style:font-size-complex="12pt"/>
    </style:style>
    <style:style style:name="T25" style:family="text">
      <style:text-properties style:font-name="Calibri1" fo:font-size="12pt" officeooo:rsid="0062d242" style:font-size-asian="12pt" style:font-size-complex="12pt"/>
    </style:style>
    <style:style style:name="T26" style:family="text">
      <style:text-properties style:font-name="Calibri1" fo:font-size="12pt" fo:font-style="italic" style:font-size-asian="12pt" style:font-style-asian="italic" style:font-size-complex="12pt"/>
    </style:style>
    <style:style style:name="T27" style:family="text">
      <style:text-properties style:font-name="Calibri1" fo:font-size="12pt" fo:font-style="italic" officeooo:rsid="0062d242" style:font-size-asian="12pt" style:font-style-asian="italic" style:font-size-complex="12pt" style:font-style-complex="italic"/>
    </style:style>
    <style:style style:name="T28" style:family="text">
      <style:text-properties style:font-name="Calibri1" fo:font-size="12pt" fo:font-style="italic" officeooo:rsid="00691a9d" style:font-size-asian="12pt" style:font-style-asian="italic" style:font-size-complex="12pt" style:font-style-complex="italic"/>
    </style:style>
    <style:style style:name="T29" style:family="text">
      <style:text-properties style:font-name="Calibri1" fo:font-size="12pt" fo:font-style="normal" officeooo:rsid="0062d242" style:font-size-asian="12pt" style:font-style-asian="normal" style:font-size-complex="12pt" style:font-style-complex="normal"/>
    </style:style>
    <style:style style:name="T30" style:family="text">
      <style:text-properties style:font-name="Calibri1" fo:font-size="12pt" fo:font-style="normal" officeooo:rsid="00676149" style:font-size-asian="12pt" style:font-style-asian="normal" style:font-size-complex="12pt" style:font-style-complex="normal"/>
    </style:style>
    <style:style style:name="T31" style:family="text">
      <style:text-properties style:font-name="Calibri1" fo:font-size="12pt" fo:font-style="normal" officeooo:rsid="00691a9d" style:font-size-asian="12pt" style:font-style-asian="normal" style:font-size-complex="12pt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raca domowa <text:span text:style-name="T20">10</text:span> – <text:span text:style-name="T20">control</text:span></text:p>
      <text:p text:style-name="P1">Przemysław Kleszcz</text:p>
      <text:p text:style-name="P2">Zadanie</text:p>
      <text:p text:style-name="P3">Cel pracy domowej: <text:span text:style-name="T21">Celem zadania jest stworzenie prostego licznika, opartego o usługi sieciowe REST.</text:span></text:p>
      <text:p text:style-name="P2">Organizacja strukturalna</text:p>
      <text:p text:style-name="P4"><text:span text:style-name="T1">Projekt zawiera </text:span><text:span text:style-name="T3">dwa pliki</text:span><text:span text:style-name="T2">: </text:span><text:span text:style-name="T18">RESTcontrol.java, IMdbManager.java</text:span></text:p>
      <text:p text:style-name="P13"><text:span text:style-name="T22">RESTcontrol</text:span>.java:</text:p>
      <text:p text:style-name="P14">public class <text:span text:style-name="T19">RESTcontrol</text:span></text:p>
      <text:p text:style-name="P11"><text:tab/>public String control_start()</text:p>
      <text:p text:style-name="P11"><text:tab/>public String control_stop()</text:p>
      <text:p text:style-name="P11"><text:tab/>public String control_res()</text:p>
      <text:p text:style-name="P11"><text:tab/>public String control_err()</text:p>
      <text:p text:style-name="P11"><text:tab/>public String control_clr()</text:p>
      <text:p text:style-name="P11"><text:tab/>public String control_icr()</text:p>
      <text:p text:style-name="P11"><text:tab/>public String control_dcr()</text:p>
      <text:p text:style-name="P11"><text:tab/>public String control_icr_n(@PathParam("n") String n)</text:p>
      <text:p text:style-name="P11"><text:tab/>public String control_dcr_n(@PathParam("n") String n)</text:p>
      <text:p text:style-name="P11"><text:tab/>private Long register()</text:p>
      <text:p text:style-name="P13"/>
      <text:p text:style-name="P12">ImdbManager.java:</text:p>
      <text:p text:style-name="P20">public interface ImdbManager – <text:span text:style-name="T23">Interfejs niezbędny do zdalnego wywołania metody komponentu MdbManager.</text:span></text:p>
      <text:p text:style-name="P15"/>
      <text:p text:style-name="P16"/>
      <text:p text:style-name="P6"><text:span text:style-name="T5">control_start()</text:span><text:span text:style-name="T8"> </text:span><text:span text:style-name="T4">-</text:span><text:span text:style-name="T8"> <text:s text:c="2"/></text:span><text:span text:style-name="T9">Metoda obsługująca żądanie ‘start’. </text:span><text:span text:style-name="T12">Ustawia program w stan zliczania. Uruchamia mechanizm rejestracji.</text:span></text:p>
      <text:p text:style-name="P23"/>
      <text:p text:style-name="P6"><text:span text:style-name="T6">control_stop()</text:span><text:span text:style-name="T9"> </text:span><text:span text:style-name="T7">-</text:span><text:span text:style-name="T9"> <text:s text:c="2"/>Metoda obsługująca żądanie ‘stop’. </text:span><text:span text:style-name="T13">Ustawia program w stan wstrzymania. </text:span></text:p>
      <text:p text:style-name="P23"/>
      <text:p text:style-name="P6"><text:span text:style-name="T6">control_res() </text:span><text:span text:style-name="T7">-</text:span><text:span text:style-name="T9"> <text:s text:c="2"/>Metoda obsługująca żądanie ‘res’. </text:span><text:span text:style-name="T13">Zwraca wynik w postaci </text:span><text:span text:style-name="T17">id sesji % wartość licznika.</text:span></text:p>
      <text:p text:style-name="P23"/>
      <text:p text:style-name="P7"><text:span text:style-name="T6">control_err()</text:span><text:span text:style-name="T9"> </text:span><text:span text:style-name="T7">-</text:span><text:span text:style-name="T9"> <text:s text:c="2"/>Metoda obsługująca żądanie ‘err’. </text:span><text:span text:style-name="T16">Zwraca wynik w postaci </text:span><text:span text:style-name="T17">id sesji % wartość licznika błędów.</text:span></text:p>
      <text:p text:style-name="P24"/>
      <text:p text:style-name="P7"><text:span text:style-name="T6">control_clr</text:span><text:span text:style-name="T9"> </text:span><text:span text:style-name="T7">-</text:span><text:span text:style-name="T9"> <text:s text:c="2"/>Metoda obsługująca żądanie ‘</text:span><text:span text:style-name="T10">clr</text:span><text:span text:style-name="T9">’. </text:span><text:span text:style-name="T14">Resetuje wartości liczników.</text:span></text:p>
      <text:p text:style-name="P24"/>
      <text:p text:style-name="P8"><text:span text:style-name="T6">control_icr()</text:span><text:span text:style-name="T9"> </text:span><text:span text:style-name="T7">-</text:span><text:span text:style-name="T9"> <text:s text:c="2"/>Metoda obsługująca żądanie ‘</text:span><text:span text:style-name="T11">icr</text:span><text:span text:style-name="T9">’. </text:span><text:span text:style-name="T14">Inkrementuje wartość licznika o 1.</text:span></text:p>
      <text:p text:style-name="P25"><text:soft-page-break/></text:p>
      <text:p text:style-name="P8"><text:span text:style-name="T6">control_dcr()</text:span><text:span text:style-name="T9"> </text:span><text:span text:style-name="T7">-</text:span><text:span text:style-name="T9"> <text:s text:c="2"/>Metoda obsługująca żądanie ‘</text:span><text:span text:style-name="T11">dcr</text:span><text:span text:style-name="T9">’. </text:span><text:span text:style-name="T14">Dekrementuje wartość licznika o 1.</text:span></text:p>
      <text:p text:style-name="P25"/>
      <text:p text:style-name="P8"><text:span text:style-name="T6">control_icr_n(@PathParam("n") String n)</text:span><text:span text:style-name="T9"> </text:span><text:span text:style-name="T7">-</text:span><text:span text:style-name="T9"> <text:s text:c="2"/>Metoda obsługująca żądanie ‘</text:span><text:span text:style-name="T11">icr/n</text:span><text:span text:style-name="T9">’. </text:span><text:span text:style-name="T15">Inkrementuje wartość licznika o parametr n.</text:span></text:p>
      <text:p text:style-name="P25"/>
      <text:p text:style-name="P8"><text:span text:style-name="T6">control_dcr_n(@PathParam("n") String n)</text:span><text:span text:style-name="T9"> </text:span><text:span text:style-name="T7">-</text:span><text:span text:style-name="T9"> <text:s text:c="2"/>Metoda obsługująca żądanie ‘</text:span><text:span text:style-name="T11">dcr/n</text:span><text:span text:style-name="T9">’. </text:span><text:span text:style-name="T15">Dekrementuje wartość licznika o paramentr n.</text:span></text:p>
      <text:p text:style-name="P25"/>
      <text:p text:style-name="P9"><text:span text:style-name="T6">register()</text:span><text:span text:style-name="T9"> </text:span><text:span text:style-name="T7">-</text:span><text:span text:style-name="T9"> <text:s text:c="2"/>Dokonanie rejestracji. Metoda zwraca id sesji na podstawie numeru albumu</text:span></text:p>
      <text:p text:style-name="P22">studenta.</text:p>
      <text:p text:style-name="P10"/>
      <text:p text:style-name="P5"/>
      <text:p text:style-name="P17">Opis mechanizmu</text:p>
      <text:p text:style-name="P18"/>
      <text:p text:style-name="P19"><text:span text:style-name="T25">Aplikacja oczekuje na restowe żądania oznaczające poszczególne operacje licznika. Domyślnie aplikacja znajduje się w stanie wstrzymania. W celu przełączenia w stan zliczania, konieczne jest wysłanie żądania </text:span><text:span text:style-name="T27">start. </text:span><text:span text:style-name="T29">Powoduje ono uruchomienie mechanizmu rejestracji. </text:span><text:span text:style-name="T24">W celu odnalezienia klasy umożliwiającej rejestrację zastosowany został mechanizm JNDI. Aby można było dokonać rejestracji w sposób poprawny, program łączy się z komponentem EJB o nazwie </text:span><text:span text:style-name="T26">MdbManager. <text:s/></text:span><text:span text:style-name="T29">Wykonanie rejestracji powoduje przejście licznika do stanu zliczania i otrzymanie identyfikatora sesji. </text:span><text:span text:style-name="T30">W zależności od konkretnego żądania, realizowana jest inna funkcjonalność. Wykonywane są takie operacje jak: inkrementacja/dekrementacja wartości licznika czy ich kompletny reset. <text:s/></text:span><text:span text:style-name="T31">Żądania </text:span><text:span text:style-name="T28"><text:s/></text:span><text:span text:style-name="T31"><text:s/></text:span><text:span text:style-name="T28">res</text:span><text:span text:style-name="T31"> i </text:span><text:span text:style-name="T28">err </text:span><text:span text:style-name="T31">powodują zwrotne przesłanie wartości (</text:span><text:span text:style-name="T28">idsesji</text:span><text:span text:style-name="T31"> modulo </text:span><text:span text:style-name="T28">wartość odpowiedniego licznika</text:span><text:span text:style-name="T31">) poprzez umieszczenie wyniku w odpowiedzi HTTP.</text:span></text:p>
      <text:p text:style-name="P26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hyphenation-ladder-count="no-limit" fo:keep-with-next="always" style:writing-mode="lr-tb"/>
      <style:text-properties fo:color="#000000" style:font-name="Liberation Sans" fo:font-family="'Liberation Sans'" style:font-family-generic="roman" style:font-pitch="variable" fo:font-size="14pt" fo:language="pl" fo:country="PL" style:letter-kerning="true" style:font-name-asian="Liberation Serif1" style:font-family-asian="'Liberation Serif'" style:font-family-generic-asian="system" style:font-pitch-asian="variable" style:font-size-asian="14pt" style:language-asian="pl" style:country-asian="PL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fo:font-style="italic" style:letter-kerning="true" style:font-name-asian="Liberation Serif1" style:font-family-asian="'Liberation Serif'" style:font-family-generic-asian="system" style:font-pitch-asian="variable" style:font-size-asian="12pt" style:language-asian="pl" style:country-asian="PL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fo:color="#000000" style:font-name="Liberation Mono" fo:font-family="'Liberation Mono'" style:font-family-generic="roman" style:font-pitch="variable" fo:font-size="10pt" fo:language="pl" fo:country="PL" style:letter-kerning="true" style:font-name-asian="Liberation Serif1" style:font-family-asian="'Liberation Serif'" style:font-family-generic-asian="system" style:font-pitch-asian="variable" style:font-size-asian="10pt" style:language-asian="pl" style:country-asian="PL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>
        <style:tab-stops>
          <style:tab-stop style:position="8.162cm" style:type="center"/>
          <style:tab-stop style:position="16.325cm" style:type="right"/>
        </style:tab-stops>
      </style:paragraph-properties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752cm" fo:margin-right="2.51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7T13:42:55.221000000</dc:date>
    <meta:editing-duration>PT3H16M31S</meta:editing-duration>
    <meta:editing-cycles>80</meta:editing-cycles>
    <meta:generator>LibreOffice/5.4.2.2$Windows_X86_64 LibreOffice_project/22b09f6418e8c2d508a9eaf86b2399209b0990f4</meta:generator>
    <meta:document-statistic meta:table-count="0" meta:image-count="0" meta:object-count="0" meta:page-count="2" meta:paragraph-count="33" meta:word-count="320" meta:character-count="2659" meta:non-whitespace-character-count="2335"/>
  </office:meta>
</office:document-meta>
</file>